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text-properties officeooo:rsid="0000aef2" officeooo:paragraph-rsid="0000aef2"/>
    </style:style>
    <style:style style:name="P2" style:family="paragraph" style:parent-style-name="Standard">
      <style:text-properties officeooo:rsid="0000aef2" officeooo:paragraph-rsid="00021063"/>
    </style:style>
    <style:style style:name="P3" style:family="paragraph" style:parent-style-name="Standard">
      <style:text-properties officeooo:rsid="00021063" officeooo:paragraph-rsid="00021063"/>
    </style:style>
    <style:style style:name="T1" style:family="text">
      <style:text-properties officeooo:rsid="00021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run our program:</text:p>
      <text:p text:style-name="P1">1. Download Dockerfile and run.sh</text:p>
      <text:p text:style-name="P1">2. Build the image (docker build -t image_name /path/to/Dockerfile)</text:p>
      <text:p text:style-name="P1">3. Run the image (docker run -it image_name)</text:p>
      <text:p text:style-name="P1">4. Run the run.sh (sh run.sh)</text:p>
      <text:p text:style-name="P1"/>
      <text:p text:style-name="P1">All kind of CRUD requests can be done(apart from GET, POST, PUT)</text:p>
      <text:p text:style-name="P1"/>
      <text:p text:style-name="P1">- curl -X GET <text:a xlink:type="simple" xlink:href="http://localhost:8080/ratings/5" text:style-name="Internet_20_link" text:visited-style-name="Visited_20_Internet_20_Link">http://localhost:8080/ratings/5</text:a> → You got movies with at least the rating that you wrote. In case if you write incorrect rating, such as -4 or 12, it will return BadRequest status.</text:p>
      <text:p text:style-name="P1"/>
      <text:p text:style-name="P1">- curl -X GET <text:a xlink:type="simple" xlink:href="http://localhost:8080/movies" text:style-name="Internet_20_link" text:visited-style-name="Visited_20_Internet_20_Link">http://localhost:8080/movies</text:a> → You got all the movies.</text:p>
      <text:p text:style-name="P1"/>
      <text:p text:style-name="P1">- curl -X GET <text:a xlink:type="simple" xlink:href="http://localhost:8080/movies/id" text:style-name="Internet_20_link" text:visited-style-name="Visited_20_Internet_20_Link">http://localhost:8080/movies/</text:a><text:a xlink:type="simple" xlink:href="http://localhost:8080/movies/id" text:style-name="Internet_20_link" text:visited-style-name="Visited_20_Internet_20_Link"><text:span text:style-name="T1">id</text:span></text:a><text:span text:style-name="T1"> -&gt;</text:span> <text:s/>You got movie with id that you wrote.</text:p>
      <text:p text:style-name="P1"/>
      <text:p text:style-name="P2">- curl -X POST <text:a xlink:type="simple" xlink:href="http://localhost:8080/movies" text:style-name="Internet_20_link" text:visited-style-name="Visited_20_Internet_20_Link">http://localhost:8080/movies</text:a> <text:s/>→ You have to send json request (“<text:span text:style-name="T1">title</text:span>”: “<text:span text:style-name="T1">String</text:span>”, “<text:span text:style-name="T1">genre”: “String”</text:span>) <text:s text:c="2"/><text:span text:style-name="T1">and it will be added to DataBase.</text:span></text:p>
      <text:p text:style-name="P1"/>
      <text:p text:style-name="P2">-curl -X <text:span text:style-name="T1">PUT</text:span> <text:a xlink:type="simple" xlink:href="http://localhost:8080/movies/id" text:style-name="Internet_20_link" text:visited-style-name="Visited_20_Internet_20_Link">http://localhost:8080/</text:a><text:a xlink:type="simple" xlink:href="http://localhost:8080/movies/id" text:style-name="Internet_20_link" text:visited-style-name="Visited_20_Internet_20_Link"><text:span text:style-name="T1">movies/id</text:span></text:a><text:span text:style-name="T1"> → You can update the movie with such id by sending json request (</text:span>“<text:span text:style-name="T1">title</text:span>”: “<text:span text:style-name="T1">String</text:span>”, “<text:span text:style-name="T1">genre”: “String”).</text:span></text:p>
      <text:p text:style-name="P1"/>
      <text:p text:style-name="P2">-curl -X <text:span text:style-name="T1">DELETE</text:span> <text:a xlink:type="simple" xlink:href="http://localhost:8080/movies/id" text:style-name="Internet_20_link" text:visited-style-name="Visited_20_Internet_20_Link">http://localhost:8080/</text:a><text:a xlink:type="simple" xlink:href="http://localhost:8080/movies/id" text:style-name="Internet_20_link" text:visited-style-name="Visited_20_Internet_20_Link"><text:span text:style-name="T1">movies/id</text:span></text:a><text:span text:style-name="T1"> → You can delete the movie with given id.</text:span></text:p>
      <text:p text:style-name="P2"/>
      <text:p text:style-name="P3">All these requests can be done to employees, us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06:21:48.883006715</meta:creation-date>
    <dc:date>2023-04-06T06:42:10.618061277</dc:date>
    <meta:editing-duration>PT7M11S</meta:editing-duration>
    <meta:editing-cycles>1</meta:editing-cycles>
    <meta:document-statistic meta:table-count="0" meta:image-count="0" meta:object-count="0" meta:page-count="1" meta:paragraph-count="13" meta:word-count="170" meta:character-count="1048" meta:non-whitespace-character-count="887"/>
    <meta:generator>LibreOffice/7.3.7.2$Linux_X86_64 LibreOffice_project/30$Build-2</meta:generator>
  </office:meta>
</office:document-meta>
</file>